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60">
      <style:table-cell-properties fo:background-color="#ffff99"/>
    </style:style>
    <style:style style:name="ce5" style:family="table-cell" style:parent-style-name="Default" style:data-style-name="N0"/>
    <style:style style:name="ce6" style:family="table-cell" style:parent-style-name="Default" style:data-style-name="N60"/>
    <style:style style:name="ce7" style:family="table-cell" style:parent-style-name="Default" style:data-style-name="N109"/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>
            <text:p>THERMAL CONDUCTIVITY OF CARBON DIOXIDE</text:p>
          </table:table-cell>
          <table:table-cell table:number-columns-repeated="21"/>
        </table:table-row>
        <table:table-row table:style-name="ro2">
          <table:table-cell office:value-type="string">
            <text:p>from Vesovic et al, 1990, J Phys Chem Ref Data <text:span text:style-name="T1">19</text:span>(3).</text:p>
          </table:table-cell>
          <table:table-cell table:number-columns-repeated="7"/>
          <table:table-cell office:value-type="string">
            <text:p>SOME VALUES FROM REFPROP 8</text:p>
          </table:table-cell>
          <table:table-cell table:number-columns-repeated="13"/>
        </table:table-row>
        <table:table-row table:style-name="ro2">
          <table:table-cell table:number-columns-repeated="8"/>
          <table:table-cell table:style-name="ce1" office:value-type="string">
            <text:p>Temperature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Cv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Therm. Cond.</text:p>
          </table:table-cell>
          <table:table-cell table:style-name="ce1" office:value-type="string">
            <text:p>Viscosity</text:p>
          </table:table-cell>
          <table:table-cell table:style-name="ce1" office:value-type="string">
            <text:p>dp/d(rho) [T]</text:p>
          </table:table-cell>
          <table:table-cell table:style-name="ce1" office:value-type="string">
            <text:p>dp/d(rho) [T_ref]</text:p>
          </table:table-cell>
          <table:table-cell table:number-columns-repeated="6"/>
        </table:table-row>
        <table:table-row table:style-name="ro3">
          <table:table-cell table:style-name="ce1" office:value-type="string">
            <text:p>T</text:p>
          </table:table-cell>
          <table:table-cell table:style-name="ce3" table:formula="of:=[.I16]" office:value-type="float" office:value="323.15">
            <text:p>323.15</text:p>
          </table:table-cell>
          <table:table-cell office:value-type="string">
            <text:p>K</text:p>
          </table:table-cell>
          <table:table-cell table:number-columns-repeated="5"/>
          <table:table-cell office:value-type="string">
            <text:p>(K)</text:p>
          </table:table-cell>
          <table:table-cell office:value-type="string">
            <text:p>(kg/m³)</text:p>
          </table:table-cell>
          <table:table-cell office:value-type="string">
            <text:p>(kJ/kg-K)</text:p>
          </table:table-cell>
          <table:table-cell office:value-type="string">
            <text:p>(kJ/kg-K)</text:p>
          </table:table-cell>
          <table:table-cell office:value-type="string">
            <text:p>(mW/m-K)</text:p>
          </table:table-cell>
          <table:table-cell office:value-type="string">
            <text:p>(µPa-s)</text:p>
          </table:table-cell>
          <table:table-cell office:value-type="string">
            <text:p>(MPa/(kg/m³))</text:p>
          </table:table-cell>
          <table:table-cell office:value-type="string">
            <text:p>(MPa/(kg/m³))</text:p>
          </table:table-cell>
          <table:table-cell table:number-columns-repeated="6"/>
        </table:table-row>
        <table:table-row table:style-name="ro3">
          <table:table-cell table:style-name="ce1" office:value-type="string">
            <text:p>rho</text:p>
          </table:table-cell>
          <table:table-cell table:style-name="ce4" table:formula="of:=[.J16]" office:value-type="float" office:value="722.3">
            <text:p>7.22E+002</text:p>
          </table:table-cell>
          <table:table-cell office:value-type="string">
            <text:p>kg/m³</text:p>
          </table:table-cell>
          <table:table-cell table:number-columns-repeated="19"/>
        </table:table-row>
        <table:table-row table:style-name="ro1">
          <table:table-cell table:number-columns-repeated="8"/>
          <table:table-cell office:value-type="float" office:value="323.15">
            <text:p>323.15</text:p>
          </table:table-cell>
          <table:table-cell office:value-type="float" office:value="60.432">
            <text:p>60.432</text:p>
          </table:table-cell>
          <table:table-cell office:value-type="float" office:value="0.74428">
            <text:p>0.74428</text:p>
          </table:table-cell>
          <table:table-cell office:value-type="float" office:value="1.1006">
            <text:p>1.1006</text:p>
          </table:table-cell>
          <table:table-cell office:value-type="float" office:value="20.597">
            <text:p>20.597</text:p>
          </table:table-cell>
          <table:table-cell office:value-type="float" office:value="16.636">
            <text:p>16.636</text:p>
          </table:table-cell>
          <table:table-cell office:value-type="float" office:value="0.045415">
            <text:p>0.045415</text:p>
          </table:table-cell>
          <table:table-cell office:value-type="float" office:value="0.076179">
            <text:p>0.07617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IDEAL (ZERO-DENSITY) PART</text:p>
          </table:table-cell>
          <table:table-cell table:number-columns-repeated="7"/>
          <table:table-cell office:value-type="float" office:value="323.15">
            <text:p>323.15</text:p>
          </table:table-cell>
          <table:table-cell office:value-type="float" office:value="192.81">
            <text:p>192.81</text:p>
          </table:table-cell>
          <table:table-cell office:value-type="float" office:value="0.88517">
            <text:p>0.88517</text:p>
          </table:table-cell>
          <table:table-cell office:value-type="float" office:value="2.1517">
            <text:p>2.1517</text:p>
          </table:table-cell>
          <table:table-cell office:value-type="float" office:value="29.58">
            <text:p>29.58</text:p>
          </table:table-cell>
          <table:table-cell office:value-type="float" office:value="19.588">
            <text:p>19.588</text:p>
          </table:table-cell>
          <table:table-cell office:value-type="float" office:value="0.021491">
            <text:p>0.021491</text:p>
          </table:table-cell>
          <table:table-cell office:value-type="float" office:value="0.065026">
            <text:p>0.065026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7"/>
          <table:table-cell office:value-type="float" office:value="323.15">
            <text:p>323.15</text:p>
          </table:table-cell>
          <table:table-cell office:value-type="float" office:value="480.58">
            <text:p>480.58</text:p>
          </table:table-cell>
          <table:table-cell office:value-type="float" office:value="1.0294">
            <text:p>1.0294</text:p>
          </table:table-cell>
          <table:table-cell office:value-type="float" office:value="6.293">
            <text:p>6.293</text:p>
          </table:table-cell>
          <table:table-cell office:value-type="float" office:value="60.456">
            <text:p>60.456</text:p>
          </table:table-cell>
          <table:table-cell office:value-type="float" office:value="34.896">
            <text:p>34.896</text:p>
          </table:table-cell>
          <table:table-cell office:value-type="float" office:value="0.0088571">
            <text:p>0.0088571</text:p>
          </table:table-cell>
          <table:table-cell office:value-type="float" office:value="0.086498">
            <text:p>0.08649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323.15">
            <text:p>323.15</text:p>
          </table:table-cell>
          <table:table-cell office:value-type="float" office:value="722.3">
            <text:p>722.3</text:p>
          </table:table-cell>
          <table:table-cell office:value-type="float" office:value="0.93612">
            <text:p>0.93612</text:p>
          </table:table-cell>
          <table:table-cell office:value-type="float" office:value="2.8299">
            <text:p>2.8299</text:p>
          </table:table-cell>
          <table:table-cell office:value-type="float" office:value="78.479">
            <text:p>78.479</text:p>
          </table:table-cell>
          <table:table-cell office:value-type="float" office:value="59.494">
            <text:p>59.494</text:p>
          </table:table-cell>
          <table:table-cell office:value-type="float" office:value="0.049222">
            <text:p>0.049222</text:p>
          </table:table-cell>
          <table:table-cell office:value-type="float" office:value="0.20445">
            <text:p>0.20445</text:p>
          </table:table-cell>
          <table:table-cell table:number-columns-repeated="6"/>
        </table:table-row>
        <table:table-row table:style-name="ro4">
          <table:table-cell table:style-name="ce1" office:value-type="string">
            <text:p>eps_on_k</text:p>
          </table:table-cell>
          <table:table-cell office:value-type="float" office:value="251.196">
            <text:p>251.196</text:p>
          </table:table-cell>
          <table:table-cell office:value-type="string">
            <text:p>K</text:p>
          </table:table-cell>
          <table:table-cell table:number-columns-repeated="5"/>
          <table:table-cell office:value-type="float" office:value="348.15">
            <text:p>348.15</text:p>
          </table:table-cell>
          <table:table-cell office:value-type="float" office:value="90.647">
            <text:p>90.647</text:p>
          </table:table-cell>
          <table:table-cell office:value-type="float" office:value="0.77777">
            <text:p>0.77777</text:p>
          </table:table-cell>
          <table:table-cell office:value-type="float" office:value="1.195">
            <text:p>1.195</text:p>
          </table:table-cell>
          <table:table-cell office:value-type="float" office:value="23.921">
            <text:p>23.921</text:p>
          </table:table-cell>
          <table:table-cell office:value-type="float" office:value="18.269">
            <text:p>18.269</text:p>
          </table:table-cell>
          <table:table-cell office:value-type="float" office:value="0.045772">
            <text:p>0.045772</text:p>
          </table:table-cell>
          <table:table-cell office:value-type="float" office:value="0.072648">
            <text:p>0.072648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igma</text:p>
          </table:table-cell>
          <table:table-cell office:value-type="float" office:value="0.3751">
            <text:p>0.3751</text:p>
          </table:table-cell>
          <table:table-cell office:value-type="string">
            <text:p>nm</text:p>
          </table:table-cell>
          <table:table-cell table:number-columns-repeated="5"/>
          <table:table-cell office:value-type="float" office:value="348.15">
            <text:p>348.15</text:p>
          </table:table-cell>
          <table:table-cell office:value-type="float" office:value="435.97">
            <text:p>435.97</text:p>
          </table:table-cell>
          <table:table-cell office:value-type="float" office:value="0.93839">
            <text:p>0.93839</text:p>
          </table:table-cell>
          <table:table-cell office:value-type="float" office:value="3.1514">
            <text:p>3.1514</text:p>
          </table:table-cell>
          <table:table-cell office:value-type="float" office:value="51.183">
            <text:p>51.183</text:p>
          </table:table-cell>
          <table:table-cell office:value-type="float" office:value="32.851">
            <text:p>32.851</text:p>
          </table:table-cell>
          <table:table-cell office:value-type="float" office:value="0.020973">
            <text:p>0.020973</text:p>
          </table:table-cell>
          <table:table-cell office:value-type="float" office:value="0.077785">
            <text:p>0.07778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_star</text:p>
          </table:table-cell>
          <table:table-cell table:formula="of:=T/eps_on_k" office:value-type="float" office:value="1.28644564403892">
            <text:p>1.286445644</text:p>
          </table:table-cell>
          <table:table-cell table:number-columns-repeated="6"/>
          <table:table-cell office:value-type="float" office:value="348.15">
            <text:p>348.15</text:p>
          </table:table-cell>
          <table:table-cell office:value-type="float" office:value="785.61">
            <text:p>785.61</text:p>
          </table:table-cell>
          <table:table-cell office:value-type="float" office:value="0.90445">
            <text:p>0.90445</text:p>
          </table:table-cell>
          <table:table-cell office:value-type="float" office:value="1.9917">
            <text:p>1.9917</text:p>
          </table:table-cell>
          <table:table-cell office:value-type="float" office:value="88.731">
            <text:p>88.731</text:p>
          </table:table-cell>
          <table:table-cell office:value-type="float" office:value="69.669">
            <text:p>69.669</text:p>
          </table:table-cell>
          <table:table-cell office:value-type="float" office:value="0.12124">
            <text:p>0.12124</text:p>
          </table:table-cell>
          <table:table-cell office:value-type="float" office:value="0.2683">
            <text:p>0.2683</text:p>
          </table:table-cell>
          <table:table-cell table:number-columns-repeated="6"/>
        </table:table-row>
        <table:table-row table:style-name="ro4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0.02387869">
            <text:p>0.02387869</text:p>
          </table:table-cell>
          <table:table-cell office:value-type="float" office:value="4.350794">
            <text:p>4.350794</text:p>
          </table:table-cell>
          <table:table-cell office:value-type="float" office:value="-10.33404">
            <text:p>-10.33404</text:p>
          </table:table-cell>
          <table:table-cell office:value-type="float" office:value="7.98159">
            <text:p>7.98159</text:p>
          </table:table-cell>
          <table:table-cell office:value-type="float" office:value="-1.940558">
            <text:p>-1.940558</text:p>
          </table:table-cell>
          <table:table-cell table:number-columns-repeated="16"/>
        </table:table-row>
        <table:table-row table:style-name="ro4">
          <table:table-cell office:value-type="string">
            <text:p>term</text:p>
          </table:table-cell>
          <table:table-cell table:style-name="ce5" table:formula="of:=[.B14]*(T/100)^(2-[.B13])" office:value-type="float" office:value="0.077163986735">
            <text:p>0.0771639867</text:p>
          </table:table-cell>
          <table:table-cell table:style-name="ce5" table:formula="of:=[.C14]*(T/100)^(2-[.C13])" office:value-type="float" office:value="4.350794">
            <text:p>4.350794</text:p>
          </table:table-cell>
          <table:table-cell table:style-name="ce5" table:formula="of:=[.D14]*(T/100)^(2-[.D13])" office:value-type="float" office:value="-3.19790809221724">
            <text:p>-3.1979080922</text:p>
          </table:table-cell>
          <table:table-cell table:style-name="ce5" table:formula="of:=[.E14]*(T/100)^(2-[.E13])" office:value-type="float" office:value="0.76433033186755">
            <text:p>0.7643303319</text:p>
          </table:table-cell>
          <table:table-cell table:style-name="ce5" table:formula="of:=[.F14]*(T/100)^(2-[.F13])" office:value-type="float" office:value="-0.057506130666324">
            <text:p>-0.0575061307</text:p>
          </table:table-cell>
          <table:table-cell table:number-columns-repeated="2"/>
          <table:table-cell office:value-type="string">
            <text:p>Test cast:</text:p>
          </table:table-cell>
          <table:table-cell table:number-columns-repeated="8"/>
          <table:table-cell office:value-type="string">
            <text:p>T</text:p>
          </table:table-cell>
          <table:table-cell office:value-type="string">
            <text:p>rho</text:p>
          </table:table-cell>
          <table:table-cell office:value-type="string">
            <text:p>lamcref</text:p>
          </table:table-cell>
          <table:table-cell office:value-type="string">
            <text:p>lamccalc</text:p>
          </table:table-cell>
          <table:table-cell/>
        </table:table-row>
        <table:table-row table:style-name="ro3">
          <table:table-cell table:style-name="ce1" office:value-type="string">
            <text:p>cint_on_k</text:p>
          </table:table-cell>
          <table:table-cell table:formula="of:=1  + EXP(-183.5/T)*SUM([.B15:.F15])" office:value-type="float" office:value="2.09771158326467">
            <text:p>2.0977115833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OFFSET([.I$6];[.$H16];0;1;1)" office:value-type="float" office:value="323.15">
            <text:p>323.15</text:p>
          </table:table-cell>
          <table:table-cell table:style-name="ce8" table:formula="of:=OFFSET([.J$6];[.$H16];0;1;1)" office:value-type="float" office:value="722.3">
            <text:p>722.3</text:p>
          </table:table-cell>
          <table:table-cell table:style-name="ce8" table:formula="of:=OFFSET([.K$6];[.$H16];0;1;1)" office:value-type="float" office:value="0.93612">
            <text:p>0.93612</text:p>
          </table:table-cell>
          <table:table-cell table:style-name="ce8" table:formula="of:=OFFSET([.L$6];[.$H16];0;1;1)" office:value-type="float" office:value="2.8299">
            <text:p>2.8299</text:p>
          </table:table-cell>
          <table:table-cell table:style-name="ce8" table:formula="of:=OFFSET([.M$6];[.$H16];0;1;1)" office:value-type="float" office:value="78.479">
            <text:p>78.479</text:p>
          </table:table-cell>
          <table:table-cell table:style-name="ce8" table:formula="of:=OFFSET([.N$6];[.$H16];0;1;1)" office:value-type="float" office:value="59.494">
            <text:p>59.494</text:p>
          </table:table-cell>
          <table:table-cell table:style-name="ce8" table:formula="of:=OFFSET([.O$6];[.$H16];0;1;1)" office:value-type="float" office:value="0.049222">
            <text:p>0.049222</text:p>
          </table:table-cell>
          <table:table-cell table:style-name="ce8" table:formula="of:=OFFSET([.P$6];[.$H16];0;1;1)" office:value-type="float" office:value="0.20445">
            <text:p>0.20445</text:p>
          </table:table-cell>
          <table:table-cell/>
          <table:table-cell table:formula="of:=[.I16]" office:value-type="float" office:value="323.15">
            <text:p>323.15</text:p>
          </table:table-cell>
          <table:table-cell table:formula="of:=[.J16]" office:value-type="float" office:value="722.3">
            <text:p>722.3</text:p>
          </table:table-cell>
          <table:table-cell table:formula="of:=[.B66]" office:value-type="float" office:value="3.48075592487396">
            <text:p>3.4807559249</text:p>
          </table:table-cell>
          <table:table-cell table:formula="of:=[.B61]" office:value-type="float" office:value="3.46515355051463">
            <text:p>3.4651535505</text:p>
          </table:table-cell>
          <table:table-cell table:formula="of:=[.U16]/[.T16]" office:value-type="float" office:value="0.995517532772742">
            <text:p>0.9955175328</text:p>
          </table:table-cell>
        </table:table-row>
        <table:table-row table:style-name="ro1">
          <table:table-cell table:style-name="ce1" office:value-type="string">
            <text:p>r</text:p>
          </table:table-cell>
          <table:table-cell table:formula="of:=SQRT(2/5*cint_on_k)" office:value-type="float" office:value="0.916015629400431">
            <text:p>0.9160156294</text:p>
          </table:table-cell>
          <table:table-cell table:number-columns-repeated="5"/>
          <table:table-cell office:value-type="float" office:value="1">
            <text:p>1</text:p>
          </table:table-cell>
          <table:table-cell table:style-name="ce8" table:formula="of:=OFFSET([.I$6];[.$H17];0;1;1)" office:value-type="float" office:value="323.15">
            <text:p>323.15</text:p>
          </table:table-cell>
          <table:table-cell table:style-name="ce8" table:formula="of:=OFFSET([.J$6];[.$H17];0;1;1)" office:value-type="float" office:value="192.81">
            <text:p>192.81</text:p>
          </table:table-cell>
          <table:table-cell table:style-name="ce8" table:formula="of:=OFFSET([.K$6];[.$H17];0;1;1)" office:value-type="float" office:value="0.88517">
            <text:p>0.88517</text:p>
          </table:table-cell>
          <table:table-cell table:style-name="ce8" table:formula="of:=OFFSET([.L$6];[.$H17];0;1;1)" office:value-type="float" office:value="2.1517">
            <text:p>2.1517</text:p>
          </table:table-cell>
          <table:table-cell table:style-name="ce8" table:formula="of:=OFFSET([.M$6];[.$H17];0;1;1)" office:value-type="float" office:value="29.58">
            <text:p>29.58</text:p>
          </table:table-cell>
          <table:table-cell table:style-name="ce8" table:formula="of:=OFFSET([.N$6];[.$H17];0;1;1)" office:value-type="float" office:value="19.588">
            <text:p>19.588</text:p>
          </table:table-cell>
          <table:table-cell table:style-name="ce8" table:formula="of:=OFFSET([.O$6];[.$H17];0;1;1)" office:value-type="float" office:value="0.021491">
            <text:p>0.021491</text:p>
          </table:table-cell>
          <table:table-cell table:style-name="ce8" table:formula="of:=OFFSET([.P$6];[.$H17];0;1;1)" office:value-type="float" office:value="0.065026">
            <text:p>0.065026</text:p>
          </table:table-cell>
          <table:table-cell table:number-columns-repeated="6"/>
        </table:table-row>
        <table:table-row table:style-name="ro1">
          <table:table-cell office:value-type="string">
            <text:p>1+r²</text:p>
          </table:table-cell>
          <table:table-cell table:formula="of:=1+r_^2" office:value-type="float" office:value="1.83908463330587">
            <text:p>1.8390846333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OFFSET([.I$6];[.$H18];0;1;1)" office:value-type="float" office:value="323.15">
            <text:p>323.15</text:p>
          </table:table-cell>
          <table:table-cell table:style-name="ce8" table:formula="of:=OFFSET([.J$6];[.$H18];0;1;1)" office:value-type="float" office:value="480.58">
            <text:p>480.58</text:p>
          </table:table-cell>
          <table:table-cell table:style-name="ce8" table:formula="of:=OFFSET([.K$6];[.$H18];0;1;1)" office:value-type="float" office:value="1.0294">
            <text:p>1.0294</text:p>
          </table:table-cell>
          <table:table-cell table:style-name="ce8" table:formula="of:=OFFSET([.L$6];[.$H18];0;1;1)" office:value-type="float" office:value="6.293">
            <text:p>6.293</text:p>
          </table:table-cell>
          <table:table-cell table:style-name="ce8" table:formula="of:=OFFSET([.M$6];[.$H18];0;1;1)" office:value-type="float" office:value="60.456">
            <text:p>60.456</text:p>
          </table:table-cell>
          <table:table-cell table:style-name="ce8" table:formula="of:=OFFSET([.N$6];[.$H18];0;1;1)" office:value-type="float" office:value="34.896">
            <text:p>34.896</text:p>
          </table:table-cell>
          <table:table-cell table:style-name="ce8" table:formula="of:=OFFSET([.O$6];[.$H18];0;1;1)" office:value-type="float" office:value="0.0088571">
            <text:p>0.0088571</text:p>
          </table:table-cell>
          <table:table-cell table:style-name="ce8" table:formula="of:=OFFSET([.P$6];[.$H18];0;1;1)" office:value-type="float" office:value="0.086498">
            <text:p>0.08649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style-name="ce8" table:formula="of:=OFFSET([.I$6];[.$H19];0;1;1)" office:value-type="float" office:value="323.15">
            <text:p>323.15</text:p>
          </table:table-cell>
          <table:table-cell table:style-name="ce8" table:formula="of:=OFFSET([.J$6];[.$H19];0;1;1)" office:value-type="float" office:value="722.3">
            <text:p>722.3</text:p>
          </table:table-cell>
          <table:table-cell table:style-name="ce8" table:formula="of:=OFFSET([.K$6];[.$H19];0;1;1)" office:value-type="float" office:value="0.93612">
            <text:p>0.93612</text:p>
          </table:table-cell>
          <table:table-cell table:style-name="ce8" table:formula="of:=OFFSET([.L$6];[.$H19];0;1;1)" office:value-type="float" office:value="2.8299">
            <text:p>2.8299</text:p>
          </table:table-cell>
          <table:table-cell table:style-name="ce8" table:formula="of:=OFFSET([.M$6];[.$H19];0;1;1)" office:value-type="float" office:value="78.479">
            <text:p>78.479</text:p>
          </table:table-cell>
          <table:table-cell table:style-name="ce8" table:formula="of:=OFFSET([.N$6];[.$H19];0;1;1)" office:value-type="float" office:value="59.494">
            <text:p>59.494</text:p>
          </table:table-cell>
          <table:table-cell table:style-name="ce8" table:formula="of:=OFFSET([.O$6];[.$H19];0;1;1)" office:value-type="float" office:value="0.049222">
            <text:p>0.049222</text:p>
          </table:table-cell>
          <table:table-cell table:style-name="ce8" table:formula="of:=OFFSET([.P$6];[.$H19];0;1;1)" office:value-type="float" office:value="0.20445">
            <text:p>0.20445</text:p>
          </table:table-cell>
          <table:table-cell table:number-columns-repeated="6"/>
        </table:table-row>
        <table:table-row table:style-name="ro3">
          <table:table-cell office:value-type="string">
            <text:p>i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8" table:formula="of:=OFFSET([.I$6];[.$H20];0;1;1)" office:value-type="float" office:value="348.15">
            <text:p>348.15</text:p>
          </table:table-cell>
          <table:table-cell table:style-name="ce8" table:formula="of:=OFFSET([.J$6];[.$H20];0;1;1)" office:value-type="float" office:value="90.647">
            <text:p>90.647</text:p>
          </table:table-cell>
          <table:table-cell table:style-name="ce8" table:formula="of:=OFFSET([.K$6];[.$H20];0;1;1)" office:value-type="float" office:value="0.77777">
            <text:p>0.77777</text:p>
          </table:table-cell>
          <table:table-cell table:style-name="ce8" table:formula="of:=OFFSET([.L$6];[.$H20];0;1;1)" office:value-type="float" office:value="1.195">
            <text:p>1.195</text:p>
          </table:table-cell>
          <table:table-cell table:style-name="ce8" table:formula="of:=OFFSET([.M$6];[.$H20];0;1;1)" office:value-type="float" office:value="23.921">
            <text:p>23.921</text:p>
          </table:table-cell>
          <table:table-cell table:style-name="ce8" table:formula="of:=OFFSET([.N$6];[.$H20];0;1;1)" office:value-type="float" office:value="18.269">
            <text:p>18.269</text:p>
          </table:table-cell>
          <table:table-cell table:style-name="ce8" table:formula="of:=OFFSET([.O$6];[.$H20];0;1;1)" office:value-type="float" office:value="0.045772">
            <text:p>0.045772</text:p>
          </table:table-cell>
          <table:table-cell table:style-name="ce8" table:formula="of:=OFFSET([.P$6];[.$H20];0;1;1)" office:value-type="float" office:value="0.072648">
            <text:p>0.072648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0.4226159">
            <text:p>0.4226159</text:p>
          </table:table-cell>
          <table:table-cell office:value-type="float" office:value="0.6280115">
            <text:p>0.6280115</text:p>
          </table:table-cell>
          <table:table-cell office:value-type="float" office:value="-0.5387661">
            <text:p>-0.5387661</text:p>
          </table:table-cell>
          <table:table-cell office:value-type="float" office:value="0.6735941">
            <text:p>0.6735941</text:p>
          </table:table-cell>
          <table:table-cell office:value-type="float" office:value="-0.4362677">
            <text:p>-0.4362677</text:p>
          </table:table-cell>
          <table:table-cell office:value-type="float" office:value="0.2255388">
            <text:p>0.2255388</text:p>
          </table:table-cell>
          <table:table-cell office:value-type="float" office:value="5">
            <text:p>5</text:p>
          </table:table-cell>
          <table:table-cell table:style-name="ce8" table:formula="of:=OFFSET([.I$6];[.$H21];0;1;1)" office:value-type="float" office:value="348.15">
            <text:p>348.15</text:p>
          </table:table-cell>
          <table:table-cell table:style-name="ce8" table:formula="of:=OFFSET([.J$6];[.$H21];0;1;1)" office:value-type="float" office:value="435.97">
            <text:p>435.97</text:p>
          </table:table-cell>
          <table:table-cell table:style-name="ce8" table:formula="of:=OFFSET([.K$6];[.$H21];0;1;1)" office:value-type="float" office:value="0.93839">
            <text:p>0.93839</text:p>
          </table:table-cell>
          <table:table-cell table:style-name="ce8" table:formula="of:=OFFSET([.L$6];[.$H21];0;1;1)" office:value-type="float" office:value="3.1514">
            <text:p>3.1514</text:p>
          </table:table-cell>
          <table:table-cell table:style-name="ce8" table:formula="of:=OFFSET([.M$6];[.$H21];0;1;1)" office:value-type="float" office:value="51.183">
            <text:p>51.183</text:p>
          </table:table-cell>
          <table:table-cell table:style-name="ce8" table:formula="of:=OFFSET([.N$6];[.$H21];0;1;1)" office:value-type="float" office:value="32.851">
            <text:p>32.851</text:p>
          </table:table-cell>
          <table:table-cell table:style-name="ce8" table:formula="of:=OFFSET([.O$6];[.$H21];0;1;1)" office:value-type="float" office:value="0.020973">
            <text:p>0.020973</text:p>
          </table:table-cell>
          <table:table-cell table:style-name="ce8" table:formula="of:=OFFSET([.P$6];[.$H21];0;1;1)" office:value-type="float" office:value="0.077785">
            <text:p>0.077785</text:p>
          </table:table-cell>
          <table:table-cell table:number-columns-repeated="6"/>
        </table:table-row>
        <table:table-row table:style-name="ro1">
          <table:table-cell office:value-type="string">
            <text:p>term</text:p>
          </table:table-cell>
          <table:table-cell table:formula="of:=[.B21]/T_star^[.B20]" office:value-type="float" office:value="0.4226159">
            <text:p>0.4226159</text:p>
          </table:table-cell>
          <table:table-cell table:formula="of:=[.C21]/T_star^[.C20]" office:value-type="float" office:value="0.488175697830729">
            <text:p>0.4881756978</text:p>
          </table:table-cell>
          <table:table-cell table:formula="of:=[.D21]/T_star^[.D20]" office:value-type="float" office:value="-0.325549760285332">
            <text:p>-0.3255497603</text:p>
          </table:table-cell>
          <table:table-cell table:formula="of:=[.E21]/T_star^[.E20]" office:value-type="float" office:value="0.316390876947407">
            <text:p>0.3163908769</text:p>
          </table:table-cell>
          <table:table-cell table:formula="of:=[.F21]/T_star^[.F20]" office:value-type="float" office:value="-0.0962508150234694">
            <text:p>-0.096250815</text:p>
          </table:table-cell>
          <table:table-cell table:formula="of:=[.G21]/T_star^[.G20]" office:value-type="float" office:value="0.0386795292665398">
            <text:p>0.0386795293</text:p>
          </table:table-cell>
          <table:table-cell office:value-type="float" office:value="6">
            <text:p>6</text:p>
          </table:table-cell>
          <table:table-cell table:style-name="ce8" table:formula="of:=OFFSET([.I$6];[.$H22];0;1;1)" office:value-type="float" office:value="348.15">
            <text:p>348.15</text:p>
          </table:table-cell>
          <table:table-cell table:style-name="ce8" table:formula="of:=OFFSET([.J$6];[.$H22];0;1;1)" office:value-type="float" office:value="785.61">
            <text:p>785.61</text:p>
          </table:table-cell>
          <table:table-cell table:style-name="ce8" table:formula="of:=OFFSET([.K$6];[.$H22];0;1;1)" office:value-type="float" office:value="0.90445">
            <text:p>0.90445</text:p>
          </table:table-cell>
          <table:table-cell table:style-name="ce8" table:formula="of:=OFFSET([.L$6];[.$H22];0;1;1)" office:value-type="float" office:value="1.9917">
            <text:p>1.9917</text:p>
          </table:table-cell>
          <table:table-cell table:style-name="ce8" table:formula="of:=OFFSET([.M$6];[.$H22];0;1;1)" office:value-type="float" office:value="88.731">
            <text:p>88.731</text:p>
          </table:table-cell>
          <table:table-cell table:style-name="ce8" table:formula="of:=OFFSET([.N$6];[.$H22];0;1;1)" office:value-type="float" office:value="69.669">
            <text:p>69.669</text:p>
          </table:table-cell>
          <table:table-cell table:style-name="ce8" table:formula="of:=OFFSET([.O$6];[.$H22];0;1;1)" office:value-type="float" office:value="0.12124">
            <text:p>0.12124</text:p>
          </table:table-cell>
          <table:table-cell table:style-name="ce8" table:formula="of:=OFFSET([.P$6];[.$H22];0;1;1)" office:value-type="float" office:value="0.2683">
            <text:p>0.2683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lamstar</text:p>
          </table:table-cell>
          <table:table-cell table:formula="of:=SUM([.B22:.G22])" office:value-type="float" office:value="0.844061428735874">
            <text:p>0.8440614287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3">
          <table:table-cell table:style-name="ce1" office:value-type="string">
            <text:p>lam0</text:p>
          </table:table-cell>
          <table:table-cell table:style-name="ce1" table:formula="of:=0.475598*SQRT(T)*(1+r_^2) / Clamstar" office:value-type="float" office:value="18.6281514733512">
            <text:p>18.6281514734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RESIDUAL PART</text:p>
          </table:table-cell>
          <table:table-cell table:number-columns-repeated="21"/>
        </table:table-row>
        <table:table-row table:style-name="ro2">
          <table:table-cell office:value-type="string">
            <text:p>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7"/>
        </table:table-row>
        <table:table-row table:style-name="ro5">
          <table:table-cell office:value-type="string">
            <text:p>d</text:p>
          </table:table-cell>
          <table:table-cell table:style-name="ce6" office:value-type="float" office:value="0.02447164">
            <text:p>2.45E-002</text:p>
          </table:table-cell>
          <table:table-cell table:style-name="ce6" office:value-type="float" office:value="0.00008705605">
            <text:p>8.71E-005</text:p>
          </table:table-cell>
          <table:table-cell table:style-name="ce6" office:value-type="float" office:value="-0.0000000654795">
            <text:p>-6.55E-008</text:p>
          </table:table-cell>
          <table:table-cell table:style-name="ce6" office:value-type="float" office:value="0.00000000006594919">
            <text:p>6.59E-011</text:p>
          </table:table-cell>
          <table:table-cell table:number-columns-repeated="17"/>
        </table:table-row>
        <table:table-row table:style-name="ro1">
          <table:table-cell office:value-type="string">
            <text:p>term</text:p>
          </table:table-cell>
          <table:table-cell table:formula="of:=[.B29]*rho^[.B28]" office:value-type="float" office:value="17.675865572">
            <text:p>17.675865572</text:p>
          </table:table-cell>
          <table:table-cell table:formula="of:=[.C29]*rho^[.C28]" office:value-type="float" office:value="45.4186464841045">
            <text:p>45.4186464841</text:p>
          </table:table-cell>
          <table:table-cell table:formula="of:=[.D29]*rho^[.D28]" office:value-type="float" office:value="-24.6750589599679">
            <text:p>-24.67505896</text:p>
          </table:table-cell>
          <table:table-cell table:formula="of:=[.E29]*rho^[.E28]" office:value-type="float" office:value="17.9506395056382">
            <text:p>17.9506395056</text:p>
          </table:table-cell>
          <table:table-cell table:number-columns-repeated="17"/>
        </table:table-row>
        <table:table-row table:style-name="ro2">
          <table:table-cell table:style-name="ce1" office:value-type="string">
            <text:p>lamr</text:p>
          </table:table-cell>
          <table:table-cell table:style-name="ce1" table:formula="of:=SUM([.B30:.E30])" office:value-type="float" office:value="56.3700926017748">
            <text:p>56.3700926018</text:p>
          </table:table-cell>
          <table:table-cell office:value-type="string">
            <text:p>mW/m·K</text:p>
          </table:table-cell>
          <table:table-cell table:number-columns-repeated="19"/>
        </table:table-row>
        <table:table-row table:style-name="ro5">
          <table:table-cell table:number-columns-repeated="22"/>
        </table:table-row>
        <table:table-row table:style-name="ro3">
          <table:table-cell table:style-name="ce1" office:value-type="string">
            <text:p>lam0+lamr</text:p>
          </table:table-cell>
          <table:table-cell table:style-name="ce1" table:formula="of:=lam0+lamr" office:value-type="float" office:value="74.998244075126">
            <text:p>74.9982440751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5">
          <table:table-cell table:number-columns-repeated="22"/>
        </table:table-row>
        <table:table-row table:style-name="ro5">
          <table:table-cell office:value-type="string">
            <text:p>CRITICAL ENHANCEMENT</text:p>
          </table:table-cell>
          <table:table-cell table:number-columns-repeated="21"/>
        </table:table-row>
        <table:table-row table:style-name="ro5">
          <table:table-cell table:number-columns-repeated="22"/>
        </table:table-row>
        <table:table-row table:style-name="ro4">
          <table:table-cell office:value-type="string">
            <text:p>k</text:p>
          </table:table-cell>
          <table:table-cell table:style-name="ce6" office:value-type="float" office:value="1.3806488E-023">
            <text:p>1.38E-023</text:p>
          </table:table-cell>
          <table:table-cell office:value-type="string">
            <text:p>m²kg/s²K</text:p>
          </table:table-cell>
          <table:table-cell table:number-columns-repeated="19"/>
        </table:table-row>
        <table:table-row table:style-name="ro3">
          <table:table-cell office:value-type="string">
            <text:p>mubar</text:p>
          </table:table-cell>
          <table:table-cell table:style-name="ce3" table:formula="of:=[.N16]*0.000001" office:value-type="float" office:value="0.000059494">
            <text:p>0.000059494</text:p>
          </table:table-cell>
          <table:table-cell office:value-type="string">
            <text:p>Pa*s</text:p>
          </table:table-cell>
          <table:table-cell table:number-columns-repeated="19"/>
        </table:table-row>
        <table:table-row table:style-name="ro1">
          <table:table-cell office:value-type="string">
            <text:p>R0</text:p>
          </table:table-cell>
          <table:table-cell office:value-type="float" office:value="1.01">
            <text:p>1.01</text:p>
          </table:table-cell>
          <table:table-cell table:number-columns-repeated="20"/>
        </table:table-row>
        <table:table-row table:style-name="ro1">
          <table:table-cell office:value-type="string">
            <text:p>nu</text:p>
          </table:table-cell>
          <table:table-cell office:value-type="float" office:value="0.63">
            <text:p>0.63</text:p>
          </table:table-cell>
          <table:table-cell table:number-columns-repeated="20"/>
        </table:table-row>
        <table:table-row table:style-name="ro2">
          <table:table-cell office:value-type="string">
            <text:p>xi0</text:p>
          </table:table-cell>
          <table:table-cell table:style-name="ce6" office:value-type="float" office:value="0.00000000015">
            <text:p>1.50E-010</text:p>
          </table:table-cell>
          <table:table-cell office:value-type="string">
            <text:p>m </text:p>
          </table:table-cell>
          <table:table-cell table:number-columns-repeated="19"/>
        </table:table-row>
        <table:table-row table:style-name="ro2">
          <table:table-cell office:value-type="string">
            <text:p>gam</text:p>
          </table:table-cell>
          <table:table-cell office:value-type="float" office:value="1.2415">
            <text:p>1.2415</text:p>
          </table:table-cell>
          <table:table-cell office:value-type="string">
            <text:p><text:s/></text:p>
          </table:table-cell>
          <table:table-cell table:number-columns-repeated="19"/>
        </table:table-row>
        <table:table-row table:style-name="ro1">
          <table:table-cell office:value-type="string">
            <text:p>GAMMA</text:p>
          </table:table-cell>
          <table:table-cell office:value-type="float" office:value="0.052">
            <text:p>0.052</text:p>
          </table:table-cell>
          <table:table-cell table:number-columns-repeated="20"/>
        </table:table-row>
        <table:table-row table:style-name="ro2">
          <table:table-cell office:value-type="string">
            <text:p>q_D</text:p>
          </table:table-cell>
          <table:table-cell table:style-name="ce6" office:value-type="float" office:value="0.0000000004">
            <text:p>4.00E-010</text:p>
          </table:table-cell>
          <table:table-cell office:value-type="string">
            <text:p>m </text:p>
          </table:table-cell>
          <table:table-cell table:number-columns-repeated="19"/>
        </table:table-row>
        <table:table-row table:style-name="ro1">
          <table:table-cell office:value-type="string">
            <text:p>T_ref</text:p>
          </table:table-cell>
          <table:table-cell office:value-type="float" office:value="450">
            <text:p>450</text:p>
          </table:table-cell>
          <table:table-cell office:value-type="string">
            <text:p>K</text:p>
          </table:table-cell>
          <table:table-cell table:number-columns-repeated="19"/>
        </table:table-row>
        <table:table-row table:style-name="ro1">
          <table:table-cell office:value-type="string">
            <text:p>p_c</text:p>
          </table:table-cell>
          <table:table-cell table:style-name="ce7" office:value-type="float" office:value="7377300">
            <text:p>7.37730E+6</text:p>
          </table:table-cell>
          <table:table-cell office:value-type="string">
            <text:p>Pa</text:p>
          </table:table-cell>
          <table:table-cell office:value-type="string">
            <text:p>OK</text:p>
          </table:table-cell>
          <table:table-cell table:number-columns-repeated="18"/>
        </table:table-row>
        <table:table-row table:style-name="ro2">
          <table:table-cell office:value-type="string">
            <text:p>rho_c</text:p>
          </table:table-cell>
          <table:table-cell office:value-type="float" office:value="467.6">
            <text:p>467.6</text:p>
          </table:table-cell>
          <table:table-cell office:value-type="string">
            <text:p>kg/m³</text:p>
          </table:table-cell>
          <table:table-cell office:value-type="string">
            <text:p>OK</text:p>
          </table:table-cell>
          <table:table-cell table:number-columns-repeated="18"/>
        </table:table-row>
        <table:table-row table:style-name="ro3">
          <table:table-cell office:value-type="string">
            <text:p>cp</text:p>
          </table:table-cell>
          <table:table-cell table:style-name="ce3" table:formula="of:=[.L16]*1000" office:value-type="float" office:value="2829.9">
            <text:p>2829.9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3">
          <table:table-cell office:value-type="string">
            <text:p>cv</text:p>
          </table:table-cell>
          <table:table-cell table:style-name="ce3" table:formula="of:=[.K16]*1000" office:value-type="float" office:value="936.12">
            <text:p>936.12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3">
          <table:table-cell office:value-type="string">
            <text:p>dpdrho_T</text:p>
          </table:table-cell>
          <table:table-cell table:style-name="ce3" table:formula="of:=[.O16]*1000000" office:value-type="float" office:value="49222">
            <text:p>49222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3">
          <table:table-cell office:value-type="string">
            <text:p>dpdrho_Tref</text:p>
          </table:table-cell>
          <table:table-cell table:style-name="ce3" table:formula="of:=[.P16]*1000000" office:value-type="float" office:value="204450">
            <text:p>204450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3">
          <table:table-cell office:value-type="string">
            <text:p>chitilde</text:p>
          </table:table-cell>
          <table:table-cell table:formula="of:=p_c*rho/rho_c^2/dpdrho_T" office:value-type="float" office:value="0.495115814461937">
            <text:p>0.4951158145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3">
          <table:table-cell office:value-type="string">
            <text:p>chitilde_ref</text:p>
          </table:table-cell>
          <table:table-cell table:formula="of:=p_c*rho/rho_c^2 /dpdrho_Tref" office:value-type="float" office:value="0.119200736705529">
            <text:p>0.1192007367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6">
          <table:table-cell office:value-type="string">
            <text:p>xi</text:p>
          </table:table-cell>
          <table:table-cell table:formula="of:=xi0*((chitilde - chitilde_ref*'T_ref'/T)/GAMMA)^(nu/gam)" office:value-type="float" office:value="0.000000000382595485259898">
            <text:p>3.82595485259898E-010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2">
          <table:table-cell office:value-type="string">
            <text:p>xioq</text:p>
          </table:table-cell>
          <table:table-cell table:formula="of:=xi/q_D" office:value-type="float" office:value="0.956488713149744">
            <text:p>0.9564887131</text:p>
          </table:table-cell>
          <table:table-cell/>
          <table:table-cell office:value-type="string">
            <text:p>OK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3">
          <table:table-cell office:value-type="string">
            <text:p>Omeg_tilde</text:p>
          </table:table-cell>
          <table:table-cell table:style-name="ce7" table:formula="of:=2/PI()*(((cp-cv)/cp)*ATAN(xioq) + cv/cp*xioq)" office:value-type="float" office:value="0.526557104603027">
            <text:p>5.26557E-1</text:p>
          </table:table-cell>
          <table:table-cell table:number-columns-repeated="20"/>
        </table:table-row>
        <table:table-row table:style-name="ro3">
          <table:table-cell office:value-type="string">
            <text:p>Omeg0_tilde</text:p>
          </table:table-cell>
          <table:table-cell table:style-name="ce7" table:formula="of:=2/PI()*(1-EXP(-1/(1/xioq + 1/3*xioq^2*(rho_c/rho)^2)))" office:value-type="float" office:value="0.365143862973519">
            <text:p>3.65144E-1</text:p>
          </table:table-cell>
          <table:table-cell/>
          <table:table-cell office:value-type="string">
            <text:p>OKish</text:p>
          </table:table-cell>
          <table:table-cell table:number-columns-repeated="18"/>
        </table:table-row>
        <table:table-row table:style-name="ro5">
          <table:table-cell table:number-columns-repeated="22"/>
        </table:table-row>
        <table:table-row table:style-name="ro3">
          <table:table-cell table:style-name="ce1" office:value-type="string">
            <text:p>lamc</text:p>
          </table:table-cell>
          <table:table-cell table:style-name="ce1" table:formula="of:=rho*cp*k*R0*T/6/PI()/xi/mubar*('Omeg_tilde' - 'Omeg0_tilde')*1000" office:value-type="float" office:value="3.46515355051463">
            <text:p>3.4651535505</text:p>
          </table:table-cell>
          <table:table-cell table:style-name="ce1" office:value-type="string">
            <text:p>????</text:p>
          </table:table-cell>
          <table:table-cell table:number-columns-repeated="19"/>
        </table:table-row>
        <table:table-row table:style-name="ro5">
          <table:table-cell table:number-columns-repeated="22"/>
        </table:table-row>
        <table:table-row table:style-name="ro3">
          <table:table-cell table:style-name="ce1" office:value-type="string">
            <text:p>lam</text:p>
          </table:table-cell>
          <table:table-cell table:style-name="ce1" table:formula="of:=[.B61]+[.B33]" office:value-type="float" office:value="78.4633976256407">
            <text:p>78.4633976256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3">
          <table:table-cell office:value-type="string">
            <text:p>lam_REF</text:p>
          </table:table-cell>
          <table:table-cell table:formula="of:=[.M16]" office:value-type="float" office:value="78.479">
            <text:p>78.479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3">
          <table:table-cell office:value-type="string">
            <text:p>lamc_REF</text:p>
          </table:table-cell>
          <table:table-cell table:formula="of:=[.B65]-[.B33]" office:value-type="float" office:value="3.48075592487396">
            <text:p>3.4807559249</text:p>
          </table:table-cell>
          <table:table-cell table:style-name="ce1" office:value-type="string">
            <text:p>mW/m·K</text:p>
          </table:table-cell>
          <table:table-cell table:number-columns-repeated="19"/>
        </table:table-row>
        <table:table-row table:style-name="ro1" table:number-rows-repeated="1048509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>
        <table:named-range table:name="chi" table:base-cell-address="$Sheet1.$A$49" table:cell-range-address="$Sheet1.$B$52"/>
        <table:named-range table:name="chitilde" table:base-cell-address="$Sheet1.$A$52" table:cell-range-address="$Sheet1.$B$52"/>
        <table:named-range table:name="chitilde_ref" table:base-cell-address="$Sheet1.$A$53" table:cell-range-address="$Sheet1.$B$53"/>
        <table:named-range table:name="chi_ref" table:base-cell-address="$Sheet1.$A$50" table:cell-range-address="$Sheet1.$B$53"/>
        <table:named-range table:name="cint_on_k" table:base-cell-address="$Sheet1.$A$11" table:cell-range-address="$Sheet1.$B$16"/>
        <table:named-range table:name="Clamstar" table:base-cell-address="$Sheet1.$A$17" table:cell-range-address="$Sheet1.$B$23"/>
        <table:named-range table:name="cp" table:base-cell-address="$Sheet1.$A$37" table:cell-range-address="$Sheet1.$B$48"/>
        <table:named-range table:name="cv" table:base-cell-address="$Sheet1.$A$38" table:cell-range-address="$Sheet1.$B$49"/>
        <table:named-range table:name="dpdrho_T" table:base-cell-address="$Sheet1.$A$47" table:cell-range-address="$Sheet1.$B$50"/>
        <table:named-range table:name="dpdrho_Tref" table:base-cell-address="$Sheet1.$A$48" table:cell-range-address="$Sheet1.$B$51"/>
        <table:named-range table:name="eps_on_k" table:base-cell-address="$Sheet1.$A$5" table:cell-range-address="$Sheet1.$B$10"/>
        <table:named-range table:name="gam" table:base-cell-address="$Sheet1.$A$42" table:cell-range-address="$Sheet1.$B$42"/>
        <table:named-range table:name="GAMMA" table:base-cell-address="$Sheet1.$A$43" table:cell-range-address="$Sheet1.$B$43"/>
        <table:named-range table:name="k" table:base-cell-address="$Sheet1.$A$37" table:cell-range-address="$Sheet1.$B$37"/>
        <table:named-range table:name="lam0" table:base-cell-address="$Sheet1.$A$25" table:cell-range-address="$Sheet1.$B$25"/>
        <table:named-range table:name="lam0_lamr" table:base-cell-address="$Sheet1.$A$33" table:cell-range-address="$Sheet1.$B$33"/>
        <table:named-range table:name="lamr" table:base-cell-address="$Sheet1.$A$31" table:cell-range-address="$Sheet1.$B$31"/>
        <table:named-range table:name="mubar" table:base-cell-address="$Sheet1.$A$38" table:cell-range-address="$Sheet1.$B$38"/>
        <table:named-range table:name="nu" table:base-cell-address="$Sheet1.$A$40" table:cell-range-address="$Sheet1.$B$40"/>
        <table:named-range table:name="p_c" table:base-cell-address="$Sheet1.$A$43" table:cell-range-address="$Sheet1.$B$46"/>
        <table:named-expression table:name="qtD" table:base-cell-address="$Sheet1.$A$40" table:expression="#REF!"/>
        <table:named-range table:name="q_D" table:base-cell-address="$Sheet1.$A$44" table:cell-range-address="$Sheet1.$B$44"/>
        <table:named-range table:name="R0" table:base-cell-address="$Sheet1.$A$39" table:cell-range-address="$Sheet1.$B$39"/>
        <table:named-range table:name="rho" table:base-cell-address="$Sheet1.$A$5" table:cell-range-address="$Sheet1.$B$5"/>
        <table:named-range table:name="rhoc" table:base-cell-address="$Sheet1.$A$41" table:cell-range-address="$Sheet1.$B$57"/>
        <table:named-range table:name="rho_c" table:base-cell-address="$Sheet1.$A$44" table:cell-range-address="$Sheet1.$B$47"/>
        <table:named-range table:name="r_" table:base-cell-address="$Sheet1.$A$12" table:cell-range-address="$Sheet1.$B$17"/>
        <table:named-range table:name="sigma" table:base-cell-address="$Sheet1.$A$6" table:cell-range-address="$Sheet1.$B$11"/>
        <table:named-range table:name="T" table:base-cell-address="$Sheet1.$A$4" table:cell-range-address="$Sheet1.$B$4"/>
        <table:named-range table:name="T_star" table:base-cell-address="$Sheet1.$A$7" table:cell-range-address="$Sheet1.$B$12"/>
        <table:named-range table:name="xi" table:base-cell-address="$Sheet1.$A$39" table:cell-range-address="$Sheet1.$B$55"/>
        <table:named-range table:name="xi0" table:base-cell-address="$Sheet1.$A$41" table:cell-range-address="$Sheet1.$B$41"/>
        <table:named-range table:name="xioq" table:base-cell-address="$Sheet1.$A$56" table:cell-range-address="$Sheet1.$B$56"/>
        <table:named-range table:name="_r" table:base-cell-address="$Sheet1.$A$12" table:cell-range-address="$Sheet1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4" number:min-integer-digits="1" number:min-exponent-digits="3"/>
    </number:number-style>
    <number:number-style style:name="N109">
      <number:scientific-number number:decimal-places="5" number:min-integer-digits="1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9:38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14-03-25T19:16:24</meta:creation-date>
    <dc:date>2014-03-27T20:21:57</dc:date>
    <dc:creator>John Pye</dc:creator>
    <meta:editing-duration>P2DT39M51S</meta:editing-duration>
    <meta:editing-cycles>9</meta:editing-cycles>
    <meta:generator>LibreOffice/4.0.4.2$Linux_X86_64 LibreOffice_project/400m0$Build-2</meta:generator>
    <meta:document-statistic meta:table-count="1" meta:cell-count="309" meta:object-count="0"/>
  </office:meta>
</office:document-meta>
</file>